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byssinica SIL" officeooo:rsid="000885a8" officeooo:paragraph-rsid="000885a8"/>
    </style:style>
    <style:style style:name="P2" style:family="paragraph" style:parent-style-name="Standard">
      <style:text-properties style:font-name="Abyssinica SIL" officeooo:rsid="000a1e6f" officeooo:paragraph-rsid="000a1e6f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0pt" officeooo:rsid="000885a8" officeooo:paragraph-rsid="000885a8" style:font-size-asian="20pt" style:font-size-complex="20pt"/>
    </style:style>
    <style:style style:name="P4" style:family="paragraph" style:parent-style-name="Standard">
      <style:text-properties style:font-name="Abyssinica SIL" fo:font-size="15pt" officeooo:rsid="000885a8" officeooo:paragraph-rsid="000885a8" style:font-size-asian="15pt" style:font-size-complex="15pt"/>
    </style:style>
    <style:style style:name="P5" style:family="paragraph" style:parent-style-name="Standard">
      <style:text-properties style:font-name="Abyssinica SIL" fo:font-size="15pt" officeooo:rsid="000a1e6f" officeooo:paragraph-rsid="000a1e6f" style:font-size-asian="15pt" style:font-size-complex="15pt"/>
    </style:style>
    <style:style style:name="P6" style:family="paragraph" style:parent-style-name="Standard">
      <style:text-properties style:font-name="Abyssinica SIL" fo:font-size="15pt" officeooo:rsid="000cb2fa" officeooo:paragraph-rsid="000cb2fa" style:font-size-asian="15pt" style:font-size-complex="15pt"/>
    </style:style>
    <style:style style:name="P7" style:family="paragraph" style:parent-style-name="Standard">
      <style:text-properties style:font-name="Abyssinica SIL" fo:font-size="15pt" fo:font-weight="bold" officeooo:rsid="000b8f28" officeooo:paragraph-rsid="000b8f28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byssinica SIL" fo:font-size="15pt" fo:font-weight="bold" officeooo:rsid="000a1e6f" officeooo:paragraph-rsid="000b8f28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Abyssinica SIL" officeooo:rsid="000b8f28" officeooo:paragraph-rsid="000b8f28"/>
    </style:style>
    <style:style style:name="P10" style:family="paragraph" style:parent-style-name="Standard">
      <style:text-properties style:font-name="Abyssinica SIL" fo:font-size="10pt" fo:font-style="italic" officeooo:rsid="000b8f28" officeooo:paragraph-rsid="000b8f28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Abyssinica SIL" fo:font-size="13pt" officeooo:rsid="000a1e6f" officeooo:paragraph-rsid="000a1e6f" style:font-size-asian="13pt" style:font-size-complex="13pt"/>
    </style:style>
    <style:style style:name="P12" style:family="paragraph" style:parent-style-name="Table_20_Contents">
      <style:text-properties style:font-name="Abyssinica SIL" fo:font-size="13pt" officeooo:rsid="000cb2fa" officeooo:paragraph-rsid="000cb2fa" style:font-size-asian="13pt" style:font-size-complex="13pt"/>
    </style:style>
    <style:style style:name="P13" style:family="paragraph" style:parent-style-name="Table_20_Contents">
      <style:text-properties style:font-name="Abyssinica SIL" fo:font-size="13pt" fo:font-weight="bold" officeooo:rsid="000a1e6f" officeooo:paragraph-rsid="000a1e6f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byssinica SIL" fo:font-style="normal" style:text-underline-style="none" officeooo:rsid="000b8f28" officeooo:paragraph-rsid="000b8f28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e6f" style:font-weight-asian="bold" style:font-weight-complex="bold"/>
    </style:style>
    <style:style style:name="T3" style:family="text">
      <style:text-properties fo:font-weight="bold" officeooo:rsid="000b8f28" style:font-weight-asian="bold" style:font-weight-complex="bold"/>
    </style:style>
    <style:style style:name="T4" style:family="text">
      <style:text-properties fo:font-weight="bold" officeooo:rsid="000cb2fa" style:font-weight-asian="bold" style:font-weight-complex="bold"/>
    </style:style>
    <style:style style:name="T5" style:family="text">
      <style:text-properties officeooo:rsid="000a1e6f"/>
    </style:style>
    <style:style style:name="T6" style:family="text">
      <style:text-properties style:font-name-asian="Liberation Serif1" style:font-name-complex="Liberation Serif1"/>
    </style:style>
    <style:style style:name="T7" style:family="text">
      <style:text-properties officeooo:rsid="000cb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{{PROBLEM-ID}}</text:span><text:span text:style-name="T5"> – </text:span><text:span text:style-name="T4">{{TITLE}}</text:span>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Time limit – <text:span text:style-name="T7">{{TIME}}</text:span> second(s)</text:p>
          </table:table-cell>
          <table:table-cell table:style-name="Table2.B1" office:value-type="string">
            <text:p text:style-name="P14">Memory limit – <text:span text:style-name="T7">{{MEMORY}}</text:span> MB</text:p>
          </table:table-cell>
        </table:table-row>
      </table:table>
      <text:p text:style-name="P1"/>
      <text:p text:style-name="P6">{{DESCRIPTION}}</text:p>
      <text:p text:style-name="P4"/>
      <text:p text:style-name="P7">Input:</text:p>
      <text:p text:style-name="P6">{{INPUT}}</text:p>
      <text:p text:style-name="P5"/>
      <text:p text:style-name="P8">Output:</text:p>
      <text:p text:style-name="P6">{{OUTPUT}}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Sample input</text:p>
          </table:table-cell>
          <table:table-cell table:style-name="Table1.B1" office:value-type="string">
            <text:p text:style-name="P13">Sample output</text:p>
          </table:table-cell>
        </table:table-row>
        <table:table-row>
          <table:table-cell table:style-name="Table1.A2" office:value-type="string">
            <text:p text:style-name="P12">{{SAMPLE-INPUT}}</text:p>
          </table:table-cell>
          <table:table-cell table:style-name="Table1.B2" office:value-type="string">
            <text:p text:style-name="P12">{{SAMPLE-OUTPUT}}</text:p>
          </table:table-cell>
        </table:table-row>
      </table:table>
      <text:p text:style-name="P9"/>
      <text:p text:style-name="P10">Setter: <text:span text:style-name="T7">{{SETTER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5:06:47.307205237</meta:creation-date>
    <dc:date>2020-03-31T05:50:28.647552020</dc:date>
    <meta:editing-duration>PT1M36S</meta:editing-duration>
    <meta:editing-cycles>1</meta:editing-cycles>
    <meta:document-statistic meta:table-count="2" meta:image-count="0" meta:object-count="0" meta:page-count="1" meta:paragraph-count="13" meta:word-count="23" meta:character-count="208" meta:non-whitespace-character-count="195"/>
    <meta:generator>LibreOffice/6.0.7.3$Linux_X86_64 LibreOffice_project/00m0$Build-3</meta:generator>
  </office:meta>
</office:document-meta>
</file>